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Javanese Text" svg:font-family="'Javanese Text'" style:font-pitch="variable"/>
    <style:font-face style:name="Liberation Serif" svg:font-family="'Liberation Serif'" style:font-family-generic="roman" style:font-pitch="variable"/>
    <style:font-face style:name="Noto Serif Cond" svg:font-family="'Noto Serif Con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Javanese Text" fo:font-size="40pt" officeooo:rsid="000031cd" officeooo:paragraph-rsid="000031c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3465a4" style:font-name="Noto Serif Cond" fo:font-size="40pt" officeooo:rsid="000031cd" officeooo:paragraph-rsid="000031cd" style:font-size-asian="40pt" style:font-size-complex="40pt"/>
    </style:style>
    <style:style style:name="P3" style:family="paragraph" style:parent-style-name="Standard">
      <style:paragraph-properties fo:text-align="end" style:justify-single-word="false"/>
      <style:text-properties fo:color="#3465a4" style:font-name="Noto Serif Cond" fo:font-size="12pt" officeooo:rsid="000031cd" officeooo:paragraph-rsid="000031cd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3465a4" style:font-name="Times New Roman" fo:font-size="12pt" fo:font-weight="bold" officeooo:rsid="000031cd" officeooo:paragraph-rsid="000031c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3465a4" style:font-name="Times New Roman" fo:font-size="12pt" fo:font-style="italic" officeooo:rsid="000031cd" officeooo:paragraph-rsid="000031cd" style:font-size-asian="10.5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Desarrollo de una </text:p>
      <text:p text:style-name="P2">aplicación web</text:p>
      <text:p text:style-name="P2"/>
      <text:p text:style-name="P2"/>
      <text:p text:style-name="P2"/>
      <text:p text:style-name="P2"/>
      <text:p text:style-name="P2"/>
      <text:p text:style-name="P2"/>
      <text:p text:style-name="P3">Rubén Barceló Armada</text:p>
      <text:p text:style-name="P3">Raul X X</text:p>
      <text:p text:style-name="P3"/>
      <text:p text:style-name="P4"><text:soft-page-break/>1 – Introducción</text:p>
      <text:p text:style-name="P4"/>
      <text:p text:style-name="P4"/>
      <text:p text:style-name="P4"/>
      <text:p text:style-name="P4"/>
      <text:p text:style-name="P4">2 – Funcionalidades extras</text:p>
      <text:p text:style-name="P5"/>
      <text:p text:style-name="P5">2.1 Registrar usuario</text:p>
      <text:p text:style-name="P5"/>
      <text:p text:style-name="P5"/>
      <text:p text:style-name="P5"/>
      <text:p text:style-name="P5">2.2 Borrar imagenes</text:p>
      <text:p text:style-name="P5"/>
      <text:p text:style-name="P5"/>
      <text:p text:style-name="P5"/>
      <text:p text:style-name="P5">2.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Javanese Text" svg:font-family="'Javanese Text'" style:font-pitch="variable"/>
    <style:font-face style:name="Liberation Serif" svg:font-family="'Liberation Serif'" style:font-family-generic="roman" style:font-pitch="variable"/>
    <style:font-face style:name="Noto Serif Cond" svg:font-family="'Noto Serif Con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04T19:43:57.911000000</dc:date>
    <meta:editing-duration>PT5M3S</meta:editing-duration>
    <meta:editing-cycles>1</meta:editing-cycles>
    <meta:document-statistic meta:table-count="0" meta:image-count="0" meta:object-count="0" meta:page-count="2" meta:paragraph-count="9" meta:word-count="23" meta:character-count="145" meta:non-whitespace-character-count="128"/>
  </office:meta>
</office:document-meta>
</file>